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2pt" officeooo:rsid="0013a74a" officeooo:paragraph-rsid="0013a74a" style:font-size-asian="12pt" style:font-size-complex="12pt"/>
    </style:style>
    <style:style style:name="P2" style:family="paragraph" style:parent-style-name="Standard">
      <style:paragraph-properties fo:text-align="center" style:justify-single-word="false"/>
      <style:text-properties style:font-name="Times New Roman" fo:font-size="12pt" officeooo:rsid="0013a74a" officeooo:paragraph-rsid="0013a74a" style:font-size-asian="12pt" style:font-size-complex="12pt"/>
    </style:style>
    <style:style style:name="P3" style:family="paragraph" style:parent-style-name="Standard">
      <style:paragraph-properties fo:text-align="start" style:justify-single-word="false"/>
      <style:text-properties style:font-name="Times New Roman" fo:font-size="12pt" officeooo:rsid="0016d7be" officeooo:paragraph-rsid="0016d7be" style:font-size-asian="12pt" style:font-size-complex="12pt"/>
    </style:style>
    <style:style style:name="P4" style:family="paragraph" style:parent-style-name="Standard">
      <style:paragraph-properties fo:text-align="start" style:justify-single-word="false"/>
      <style:text-properties style:font-name="Times New Roman" fo:font-size="12pt" officeooo:rsid="0016d7be" officeooo:paragraph-rsid="0016d7be" style:font-size-asian="12pt" style:font-size-complex="12pt"/>
    </style:style>
    <style:style style:name="P5" style:family="paragraph" style:parent-style-name="Standard">
      <style:paragraph-properties fo:text-align="justify" style:justify-single-word="false"/>
      <style:text-properties style:font-name="Times New Roman" fo:font-size="12pt" officeooo:rsid="001a9b59" officeooo:paragraph-rsid="003ed728" style:font-size-asian="12pt" style:font-size-complex="12pt"/>
    </style:style>
    <style:style style:name="P6" style:family="paragraph" style:parent-style-name="Standard">
      <style:text-properties style:font-name="Times New Roman" fo:font-size="12pt" officeooo:rsid="0013a74a" officeooo:paragraph-rsid="0013a74a"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217cd4" officeooo:paragraph-rsid="00217cd4"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217cd4" officeooo:paragraph-rsid="00850e41" style:font-size-asian="12pt" style:font-size-complex="12pt"/>
    </style:style>
    <style:style style:name="P9" style:family="paragraph" style:parent-style-name="Standard">
      <style:paragraph-properties fo:text-align="justify" style:justify-single-word="false"/>
      <style:text-properties style:font-name="Times New Roman" fo:font-size="12pt" officeooo:rsid="00217cd4" officeooo:paragraph-rsid="0051dbc6" style:font-size-asian="12pt" style:font-size-complex="12pt"/>
    </style:style>
    <style:style style:name="P10" style:family="paragraph" style:parent-style-name="Standard">
      <style:paragraph-properties fo:text-align="justify" style:justify-single-word="false"/>
      <style:text-properties style:font-name="Times New Roman" fo:font-size="12pt" officeooo:rsid="0051dbc6" officeooo:paragraph-rsid="0051dbc6" style:font-size-asian="12pt" style:font-size-complex="12pt"/>
    </style:style>
    <style:style style:name="P11" style:family="paragraph" style:parent-style-name="Standard">
      <style:paragraph-properties fo:text-align="justify" style:justify-single-word="false"/>
      <style:text-properties style:font-name="Times New Roman" fo:font-size="12pt" officeooo:rsid="0051dbc6" officeooo:paragraph-rsid="007cb741"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7db989" officeooo:paragraph-rsid="007db989" style:font-size-asian="12pt" style:font-size-complex="12pt"/>
    </style:style>
    <style:style style:name="P13" style:family="paragraph" style:parent-style-name="Standard">
      <style:paragraph-properties fo:text-align="start" style:justify-single-word="false"/>
      <style:text-properties style:font-name="Times New Roman" fo:font-size="12pt" fo:font-weight="bold" officeooo:rsid="0016d7be" officeooo:paragraph-rsid="0016d7be"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Times New Roman" fo:font-size="12pt" fo:font-weight="bold" officeooo:rsid="0016d7be" officeooo:paragraph-rsid="0016d7be" style:font-size-asian="12pt" style:font-weight-asian="bold" style:font-size-complex="12pt" style:font-weight-complex="bold"/>
    </style:style>
    <style:style style:name="T1" style:family="text">
      <style:text-properties officeooo:rsid="001b60a2"/>
    </style:style>
    <style:style style:name="T2" style:family="text">
      <style:text-properties officeooo:rsid="00220d61"/>
    </style:style>
    <style:style style:name="T3" style:family="text">
      <style:text-properties style:text-position="super 58%" officeooo:rsid="00220d61"/>
    </style:style>
    <style:style style:name="T4" style:family="text">
      <style:text-properties style:text-position="super 58%" officeooo:rsid="00293019"/>
    </style:style>
    <style:style style:name="T5" style:family="text">
      <style:text-properties style:text-position="0% 100%"/>
    </style:style>
    <style:style style:name="T6" style:family="text">
      <style:text-properties style:text-position="0% 100%" officeooo:rsid="00293019"/>
    </style:style>
    <style:style style:name="T7" style:family="text">
      <style:text-properties style:text-position="0% 100%" officeooo:rsid="002e9181"/>
    </style:style>
    <style:style style:name="T8" style:family="text">
      <style:text-properties style:text-position="0% 100%" officeooo:rsid="003c0d5d"/>
    </style:style>
    <style:style style:name="T9" style:family="text">
      <style:text-properties style:text-position="0% 100%" officeooo:rsid="004ab35a"/>
    </style:style>
    <style:style style:name="T10" style:family="text">
      <style:text-properties style:text-position="0% 100%" officeooo:rsid="004b3f5a"/>
    </style:style>
    <style:style style:name="T11" style:family="text">
      <style:text-properties style:text-position="0% 100%" officeooo:rsid="004bb839"/>
    </style:style>
    <style:style style:name="T12" style:family="text">
      <style:text-properties style:text-position="0% 100%" officeooo:rsid="004d8903"/>
    </style:style>
    <style:style style:name="T13" style:family="text">
      <style:text-properties style:text-position="0% 100%" officeooo:rsid="004ea246"/>
    </style:style>
    <style:style style:name="T14" style:family="text">
      <style:text-properties style:text-position="0% 100%" officeooo:rsid="0051dbc6"/>
    </style:style>
    <style:style style:name="T15" style:family="text">
      <style:text-properties style:text-position="0% 100%" officeooo:rsid="00529ec4"/>
    </style:style>
    <style:style style:name="T16" style:family="text">
      <style:text-properties style:text-position="0% 100%" officeooo:rsid="0054f4cb"/>
    </style:style>
    <style:style style:name="T17" style:family="text">
      <style:text-properties style:text-position="0% 100%" officeooo:rsid="00552143"/>
    </style:style>
    <style:style style:name="T18" style:family="text">
      <style:text-properties style:text-position="0% 100%" officeooo:rsid="005bd2ff"/>
    </style:style>
    <style:style style:name="T19" style:family="text">
      <style:text-properties style:text-position="0% 100%" officeooo:rsid="005d2c22"/>
    </style:style>
    <style:style style:name="T20" style:family="text">
      <style:text-properties style:text-position="0% 100%" officeooo:rsid="0065c633"/>
    </style:style>
    <style:style style:name="T21" style:family="text">
      <style:text-properties style:text-position="0% 100%" officeooo:rsid="006c37ef"/>
    </style:style>
    <style:style style:name="T22" style:family="text">
      <style:text-properties style:text-position="0% 100%" officeooo:rsid="007067fe"/>
    </style:style>
    <style:style style:name="T23" style:family="text">
      <style:text-properties style:text-position="0% 100%" officeooo:rsid="007f6a1c"/>
    </style:style>
    <style:style style:name="T24" style:family="text">
      <style:text-properties style:text-position="0% 100%" officeooo:rsid="0080833f"/>
    </style:style>
    <style:style style:name="T25" style:family="text">
      <style:text-properties style:text-position="0% 100%" officeooo:rsid="00846296"/>
    </style:style>
    <style:style style:name="T26" style:family="text">
      <style:text-properties style:text-position="0% 100%" officeooo:rsid="00850e41"/>
    </style:style>
    <style:style style:name="T27" style:family="text">
      <style:text-properties style:text-position="0% 100%" officeooo:rsid="0085438d"/>
    </style:style>
    <style:style style:name="T28" style:family="text">
      <style:text-properties style:text-position="0% 100%" officeooo:rsid="0085db3c"/>
    </style:style>
    <style:style style:name="T29" style:family="text">
      <style:text-properties style:text-position="0% 100%" officeooo:rsid="0088b30c"/>
    </style:style>
    <style:style style:name="T30" style:family="text">
      <style:text-properties style:text-position="0% 100%" officeooo:rsid="00899bc6"/>
    </style:style>
    <style:style style:name="T31" style:family="text">
      <style:text-properties style:text-position="0% 100%" officeooo:rsid="008b911e"/>
    </style:style>
    <style:style style:name="T32" style:family="text">
      <style:text-properties fo:font-weight="normal" officeooo:rsid="0041ced3" style:font-weight-asian="normal" style:font-weight-complex="normal"/>
    </style:style>
    <style:style style:name="T33" style:family="text">
      <style:text-properties fo:font-weight="normal" officeooo:rsid="00430280" style:font-weight-asian="normal" style:font-weight-complex="normal"/>
    </style:style>
    <style:style style:name="T34" style:family="text">
      <style:text-properties fo:font-weight="normal" officeooo:rsid="008cf1b5" style:font-weight-asian="normal" style:font-weight-complex="normal"/>
    </style:style>
    <style:style style:name="T35" style:family="text">
      <style:text-properties officeooo:rsid="00647981"/>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480: Assignment 05 Report</text:p>
      <text:p text:style-name="P1">Zachary Ferguson</text:p>
      <text:p text:style-name="P1"/>
      <text:p text:style-name="P2">Neural Networks</text:p>
      <text:p text:style-name="P2"/>
      <text:p text:style-name="P13">Design and Implementation:</text:p>
      <text:p text:style-name="P3"/>
      <text:p text:style-name="P5"><text:tab/>The required implementations for this <text:span text:style-name="T1">assignment</text:span> closely resemble the formulas and <text:span text:style-name="T1">pseudo-code</text:span> provided in the lecture notes. <text:span text:style-name="T1">The provided linear algebra functions eased in creating and propagating the neural network. <text:s/>Utilizing the formulas, and the convenient let*, I was able to create the functions in a sequential easy to read manor.</text:span></text:p>
      <text:p text:style-name="P5"><text:span text:style-name="T1"><text:tab/>Noticing that I first need to forward propagate the data in order to back propagate the data, I created a new helper function. This helper function, forward-propagate-helper, operates the same as forward-propagate, but returns the a list of the form (hidden, output). This helps simplifies my code and reduce the chance of error.</text:span></text:p>
      <text:p text:style-name="P5"><text:tab/><text:span text:style-name="T35">An import step I overlooked while first implementing the network was the conversion from the provided data to the expected format. The most important step was to shuffle up the data. This was extremely import for the wine data that was sorted by the classification. This meant the generalization was horrible because it was not training on a good training set.</text:span></text:p>
      <text:p text:style-name="P3"/>
      <text:p text:style-name="P13">Reflection:</text:p>
      <text:p text:style-name="P13"/>
      <text:p text:style-name="P14"><text:tab/><text:span text:style-name="T32">This project helped to reinforce the algorithms behind neural networks, and the formulation involved in forward and backward propagation. </text:span><text:span text:style-name="T33">The biggest barrier for starting this project was understanding what the parameter where and how the equations manipulate this data. </text:span><text:span text:style-name="T34">Once, I got past that implementing the functions was as simple as translating the psuedo-code.</text:span></text:p>
      <text:p text:style-name="P13"/>
      <text:p text:style-name="P13">Analyzing the Results:</text:p>
      <text:p text:style-name="P1"/>
      <text:p text:style-name="P7"><text:tab/>Building a neural network over the <text:span text:style-name="T2">provided NAND and XOR examples, I was able to test my functions. Creating a good neural network, however, requires multiple runs because the network tends to get stuck <text:s/>in local optimum. With some proper parameter tweaking, I was able to properly model the NAND and XOR within an acceptable error of ~10</text:span><text:span text:style-name="T3">-</text:span><text:span text:style-name="T4">4</text:span><text:span text:style-name="T6">. </text:span><text:span text:style-name="T7">Through testing, I continually ran into floating point overflow issues because I had failed to scale the data. This problem was fixed and the program is now able to generalize over the provided examples. </text:span></text:p>
      <text:p text:style-name="P8"><text:span text:style-name="T7"><text:tab/></text:span><text:span text:style-name="T8">Using the simple genera</text:span><text:span text:style-name="T9">lize function I was able to test the accuracy of </text:span><text:span text:style-name="T25">the</text:span><text:span text:style-name="T9"> neural network. </text:span><text:span text:style-name="T10">For the voting records, I obtain a average error of ~0.02 when </text:span><text:span text:style-name="T11">forward </text:span><text:span text:style-name="T10">propagating the second half of the input dat</text:span><text:span text:style-name="T26">a</text:span><text:span text:style-name="T10">. </text:span><text:span text:style-name="T13">For the mpg example, I obtain an average error of ~0.0</text:span><text:span text:style-name="T20">02</text:span><text:span text:style-name="T13">, and f</text:span><text:span text:style-name="T12">or the wine example, I obtain an average error of ~0.</text:span><text:span text:style-name="T18">0</text:span><text:span text:style-name="T19">2</text:span><text:span text:style-name="T12">. </text:span><text:span text:style-name="T14">For the first two examples the classification are binary, 0.1 or 0.9, so the error for getting the wrong answer is equal to </text:span></text:p>
      <text:p text:style-name="P9"><text:span text:style-name="T14"><text:tab/></text:span><text:span text:style-name="T14"><draw:frame draw:style-name="fr1" draw:name="Object1" text:anchor-type="as-char" svg:y="-0.2437in" svg:width="2.061in" svg:height="0.3937in" draw:z-index="0"><draw:object xlink:href="./Object 1" xlink:type="simple" xlink:show="embed" xlink:actuate="onLoad"/><draw:image xlink:href="./ObjectReplacements/Object 1" xlink:type="simple" xlink:show="embed" xlink:actuate="onLoad"/></draw:frame></text:span></text:p>
      <text:p text:style-name="P10"><text:span text:style-name="T27">Therefore, if 100% of the classifications</text:span><text:span text:style-name="T5"> where incorrect, the average error 0.</text:span><text:span text:style-name="T27">32</text:span><text:span text:style-name="T5">. </text:span><text:span text:style-name="T15">Using this </text:span><text:span text:style-name="T28">knowledge</text:span><text:span text:style-name="T15">, for the voting records ~</text:span><text:span text:style-name="T21">0.</text:span><text:span text:style-name="T15">625% were incorrect, and for the mpg example ~3.125% were incorrectly labeled. Th</text:span><text:span text:style-name="T29">is</text:span><text:span text:style-name="T15"> percent error is acceptable and </text:span><text:span text:style-name="T30">will </text:span><text:span text:style-name="T15">varies slightly b</text:span><text:span text:style-name="T31">ased on</text:span><text:span text:style-name="T15"> the parameters. </text:span></text:p>
      <text:p text:style-name="P11"><text:span text:style-name="T15"><text:tab/></text:span><text:span text:style-name="T16">For the wine example, however, the output is one of three classes encoded as corners of a 3D hypercube. </text:span><text:span text:style-name="T17">That is the set of all classes is equal to {(0.9, 0.1, 0.1), (0.1, 0.9, 0.1), (0.1, 0.1, 0.9)}. </text:span><text:span text:style-name="T22">So the <text:s/>error for getting the wrong classification is equal to</text:span></text:p>
      <text:p text:style-name="P11"><text:soft-page-break/><text:span text:style-name="T22"><text:s/></text:span><text:span text:style-name="T22"><draw:frame draw:style-name="fr1" draw:name="Object2" text:anchor-type="as-char" svg:y="-0.3752in" svg:width="3.5925in" svg:height="0.6898in" draw:z-index="1"><draw:object xlink:href="./Object 2" xlink:type="simple" xlink:show="embed" xlink:actuate="onLoad"/><draw:image xlink:href="./ObjectReplacements/Object 2" xlink:type="simple" xlink:show="embed" xlink:actuate="onLoad"/></draw:frame></text:span></text:p>
      <text:p text:style-name="P11"><text:span text:style-name="T22"/></text:p>
      <text:p text:style-name="P12"><text:span text:style-name="T22">T</text:span><text:span text:style-name="T5">herefore, if all classification are wrong the average error will be 0.64. Using this knowledge, we can compute the percent classifications wrong for out ne</text:span><text:span text:style-name="T23">u</text:span><text:span text:style-name="T5">ral network. </text:span><text:span text:style-name="T24">For the wine example ~4.69% of the testing set was incorrectly identifi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00:05:50.333186140</meta:creation-date>
    <dc:date>2016-10-19T23:59:44.433135381</dc:date>
    <meta:editing-duration>PT4H23M3S</meta:editing-duration>
    <meta:editing-cycles>71</meta:editing-cycles>
    <meta:generator>LibreOffice/5.2.2.2$Linux_X86_64 LibreOffice_project/20m0$Build-2</meta:generator>
    <meta:document-statistic meta:table-count="0" meta:image-count="0" meta:object-count="2" meta:page-count="2" meta:paragraph-count="17" meta:word-count="541" meta:character-count="3319" meta:non-whitespace-character-count="2777"/>
  </office:meta>
</office:document-meta>
</file>

<file path=Object 1/content.xml><?xml version="1.0" encoding="utf-8"?>
<math xmlns="http://www.w3.org/1998/Math/MathML" display="block">
  <semantics>
    <mrow>
      <mfrac>
        <mn>1</mn>
        <mn>2</mn>
      </mfrac>
      <mrow>
        <msup>
          <mrow>
            <mo fence="true" stretchy="false">(</mo>
            <mrow>
              <mrow>
                <mn>0.9</mn>
                <mo stretchy="false">−</mo>
                <mn>0.1</mn>
              </mrow>
            </mrow>
            <mo fence="true" stretchy="false">)</mo>
          </mrow>
          <mn>2</mn>
        </msup>
        <mo stretchy="false">=</mo>
        <mfrac>
          <mn>1</mn>
          <mn>2</mn>
        </mfrac>
      </mrow>
      <mrow>
        <mrow>
          <mo fence="true" stretchy="false">(</mo>
          <mrow>
            <mn>0.64</mn>
          </mrow>
          <mo fence="true" stretchy="false">)</mo>
        </mrow>
        <mo stretchy="false">=</mo>
        <mn>0.32</mn>
      </mrow>
    </mrow>
    <annotation encoding="StarMath 5.0">1 over 2 ( 0.9 - 0.1 ) ^ 2 = 1 over 2 ( 0.64 ) = 0.32</annotation>
  </semantics>
</math>
</file>

<file path=Object 2/content.xml><?xml version="1.0" encoding="utf-8"?>
<math xmlns="http://www.w3.org/1998/Math/MathML" display="block">
  <semantics>
    <mrow>
      <mfrac>
        <mn>1</mn>
        <mn>2</mn>
      </mfrac>
      <mrow>
        <mrow>
          <mo fence="true" stretchy="true">(</mo>
          <mrow>
            <mrow>
              <mrow>
                <mo fence="true" stretchy="true">[</mo>
                <mrow>
                  <mrow>
                    <mn>0.8</mn>
                    <mspace width="0.5em"/>
                    <mn>0.0</mn>
                    <mrow>
                      <mspace width="0.5em"/>
                      <mo stretchy="false">−</mo>
                      <mn>0.8</mn>
                    </mrow>
                  </mrow>
                </mrow>
                <mo fence="true" stretchy="true">]</mo>
              </mrow>
              <mrow>
                <mo fence="true" stretchy="true">[</mo>
                <mrow>
                  <mtable>
                    <mtr>
                      <mtd>
                        <mn>0.8</mn>
                      </mtd>
                    </mtr>
                    <mtr>
                      <mtd>
                        <mn>0.0</mn>
                      </mtd>
                    </mtr>
                    <mtr>
                      <mtd>
                        <mrow>
                          <mo stretchy="false">−</mo>
                          <mn>0.8</mn>
                        </mrow>
                      </mtd>
                    </mtr>
                  </mtable>
                </mrow>
                <mo fence="true" stretchy="true">]</mo>
              </mrow>
            </mrow>
          </mrow>
          <mo fence="true" stretchy="true">)</mo>
        </mrow>
        <mo stretchy="false">=</mo>
        <mfrac>
          <mn>1</mn>
          <mn>2</mn>
        </mfrac>
      </mrow>
      <mrow>
        <mrow>
          <mo fence="true" stretchy="false">(</mo>
          <mrow>
            <mrow>
              <mn>0.64</mn>
              <mo stretchy="false">+</mo>
              <mn>0.0</mn>
              <mo stretchy="false">+</mo>
              <mn>0.64</mn>
            </mrow>
          </mrow>
          <mo fence="true" stretchy="false">)</mo>
        </mrow>
        <mo stretchy="false">=</mo>
        <mn>0.64</mn>
      </mrow>
    </mrow>
    <annotation encoding="StarMath 5.0">1 over 2 left ( left[ 0.8 ` 0.0 ` -0.8 right] left [ stack{0.8 # 0.0 # -0.8}  right ]  right)
= 1 over 2 ( 0.64 + 0.0 + 0.64 ) = 0.64
</annotation>
  </semantics>
</math>
</file>